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98in"/>
    </style:style>
    <style:style style:name="co2" style:family="table-column">
      <style:table-column-properties fo:break-before="auto" style:column-width="5.0102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exp_test-MAX-SUCC_CIV30-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4(kexprocIV11(kexprocIV05(kexprocIV01(kexprocIV0(kexprocIV10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20(kexprocIV11(kexprocIV10(kexprocIV06(kexprocIV03(kexprocIV10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50(kexprocIV0(kexprocIV11(kexprocIV01(kexprocIV04(kexprocIV11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37(DUMMY(kexprocIV11(kexprocIII25(kexprocIII6(kexprocIV01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(kexprocIII13(DUMMY(kexprocIV03(kexprocIV09(kexprocIII1(kexprocIV0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28(kexprocIII32(kexprocIII28(kexprocIII10(kexprocIII49(kexprocIII52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V10(kexprocIII42(kexprocIV04(kexprocIII21(kexprocIII36(kexprocIII47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48(kexprocIII36(kexprocIV08(kexprocIII41(kexprocIII47(kexprocIII49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V04(kexprocIII9(kexprocIV04(kexprocIV05(kexprocIII51(kexprocIII35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13(kexprocIII53(kexprocIV06(kexprocIII43(kexprocIII19(kexprocIII31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V03(kexprocIII45(kexprocIV04(kexprocIII53(kexprocIV10(kexproc01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V08(DUMMY(kexprocIV09(kexprocIII53(kexprocIV04(kexproc01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1(kexprocIII11(kexprocIV04(kexprocIII21(kexprocIV02(kexprocIV10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11(kexprocIV02(kexprocIV05(kexprocIII50(kexprocIII40(kexprocIII19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V06(kexprocIII11(kexprocIV02(kexprocIV10(kexprocIII25(kexprocIII10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33(kexprocIII47(kexprocIV03(kexprocIII41(kexprocIII40(kexprocIII39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16(kexprocIII29(kexprocIV04(kexprocIII8(kexprocIII46(kexprocIII27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34(kexprocIV11(kexprocIV02(kexprocIII3(kexprocIII22(kexprocIV01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32(kexprocIII24(kexprocIV03(kexprocIV05(kexprocIV09(kexprocIV08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40(kexprocIII12(kexprocIV02(kexprocIV05(kexprocIII53(kexprocIII2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(kexprocIII36(kexprocIII34(kexprocIV02(kexprocIV04(kexprocIII39(kexprocIII6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5(kexprocIII34(kexprocIV02(kexprocIV11(kexproc01(kexprocIII40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V10(kexprocIV0(kexprocIV02(kexprocIV05(kexprocIV04(kexprocIII37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52(kexprocIII16(kexprocIV02(kexprocIV09(kexprocIV10(kexprocIII37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48(kexprocIV02(kexprocIV02(kexprocIII18(kexprocIII21(kexprocIV09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4(kexprocIII28(kexprocIV03(kexprocIV0(kexprocIII41(kexprocIII34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2(kexprocIII12(kexprocIV03(kexprocIII28(kexprocIII48(kexprocIII8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42(kexprocIII50(kexprocIV04(kexprocIV03(kexprocIII18(kexprocIII53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40(kexprocIII2(kexprocIV04(kexprocIII10(kexprocIV11(kexprocIII2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55(kexprocIII33(kexprocIV02(kexprocIII55(kexproc01(kexprocIII25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38(kexprocIII25(kexprocIV03(kexprocIII29(kexprocIII4(kexprocIII54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V11(kexprocIII17(kexprocIV03(kexprocIII52(kexprocIII1(kexprocIII46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DUMMY(kexprocIII35(kexprocIV04(kexprocIII18(kexprocIII13(kexprocIII2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V06(kexprocIII6(kexprocIV02(kexprocIII14(kexprocIV06(kexprocIII3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(kexprocIII48(kexprocIII26(kexprocIV02(kexprocIV03(kexprocIV05(kexprocIII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DUMMY(kexprocIII1(kexprocIV02(kexprocIV04(kexprocIV0(kexprocIII23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10(kexprocIII5(kexprocIV02(kexprocIV04(kexprocIII48(kexprocIV11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03(kexprocIV06(kexprocIV02(kexprocIV03(kexprocIV05(kexproc02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V08(kexprocIII21(kexprocIV02(kexprocIII1(kexprocIII15(kexprocIII47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30(kexprocIII25(kexprocIV02(kexprocIV03(kexprocIII30(kexprocIV11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02(kexprocIII3(kexprocIV02(kexprocIV10(kexprocIII44(kexprocIV08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26(kexprocIII54(kexprocIV02(kexprocIV03(kexprocIII40(kexprocIV10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50(kexprocIII9(kexprocIV02(kexprocIV10(kexprocIII36(kexprocIII49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21(DUMMY(kexprocIV02(kexprocIV03(kexprocIII17(kexprocIII11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47(kexprocIV0(kexprocIV02(kexprocIV03(kexprocIII16(kexprocIV09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36(kexprocIII18(kexprocIV02(kexprocIV03(kexprocIII11(kexprocIII23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34(kexprocIII33(kexprocIV02(kexprocIV03(kexprocIII6(kexprocIII29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42(kexprocIII43(kexprocIV02(kexprocIV03(kexprocIV11(kexprocIV05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49(kexprocIII49(kexprocIV02(kexprocIV03(kexprocIII3(kexprocIII18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DUMMY(kexprocIII46(kexprocIV02(kexprocIV03(kexprocIV09(kexprocIII38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12(kexprocIII15(kexprocIV02(kexprocIV03(kexprocIV08(kexprocIII35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7(kexprocIV02(kexprocIV02(kexprocIV03(kexprocIV10(kexprocIII32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42(kexprocIII39(kexprocIV02(kexprocIV03(kexprocIV05(kexprocIV01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V08(kexprocIII55(kexprocIV02(kexprocIV03(kexprocIV05(kexprocIII1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V01(kexprocIII9(kexprocIV02(kexprocIV03(kexprocIV05(kexprocIV05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50(kexprocIV10(kexprocIV02(kexprocIV03(kexprocIV09(kexprocIII24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(kexprocIII37(kexprocIII50(kexprocIV02(kexprocIV03(kexprocIV04(kexprocIII21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46(kexprocIII3(kexprocIV02(kexprocIV03(kexprocIV07(kexprocIII23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V03(kexprocIV07(kexprocIV02(kexprocIV03(kexprocIV06(kexprocIII14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15(kexprocIV11(kexprocIV02(kexprocIV03(kexprocIV06(kexprocIII2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V04(kexprocIII32(kexprocIV02(kexprocIV03(kexprocIV04(kexprocIII41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44(kexprocIII6(kexprocIV02(kexprocIV03(kexprocIV04(kexprocIII5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19(kexprocIII47(kexprocIV02(kexprocIV03(kexprocIV04(kexprocIII17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47(kexprocIII37(kexprocIV02(kexprocIV03(kexprocIV04(kexprocIII50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6(kexprocIII50(kexprocIV02(kexprocIV03(kexprocIV04(kexprocIII12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25(kexprocIII52(kexprocIV02(kexprocIV03(kexprocIV04(kexprocIII7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16(kexprocIII16(kexprocIV02(kexprocIV03(kexprocIV04(kexprocIII8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50(kexprocIII49(kexprocIV02(kexprocIV03(kexprocIV04(kexprocIII17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52(kexprocIII30(kexprocIII48(kexprocIII34(kexprocIII52(kexprocIII48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18(kexprocIII54(kexprocIII8(kexproc02(kexprocIII36(kexprocIII40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V06(kexprocIV08(kexprocIII43(kexprocIII23(kexprocIII36(kexprocIII46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(kexprocIII41(kexproc02(kexprocIV02(kexprocIV03(kexprocIV04(kexprocIII3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V04(kexproc03(kexprocIV02(kexprocIV03(kexprocIV04(kexprocIII1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V02(DUMMY(kexprocIII32(kexprocIII15(kexprocIII29(kexprocIV05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47(kexprocIII53(kexprocIII5(kexprocIII1(kexproc01(kexprocIII1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28(kexprocIII53(kexprocIV02(kexprocIV03(kexprocIV04(kexprocIV07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52(kexproc01(kexprocIV02(kexprocIV03(kexprocIV04(kexprocIII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(kexprocIII26(kexprocIII50(kexprocIV02(kexprocIV03(kexprocIV04(kexprocIII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V05(kexprocIII12(kexprocIV02(kexprocIV03(kexprocIV04(kexprocIII4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55(kexproc01(kexprocIV02(kexprocIV03(kexprocIV04(kexprocIII8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40(DUMMY(kexprocIV02(kexprocIV03(kexprocIV04(kexprocIV11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02(kexprocIV02(kexprocIV08(kexprocIV06(kexprocIII17(kexprocIV04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51(kexprocIII8(kexprocIII2(kexprocIV11(kexprocIII6(kexprocIII17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44(kexprocIII53(kexprocIII11(kexprocIII8(kexprocIII42(kexprocIII29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12(kexprocIII27(kexprocIV05(kexprocIII34(kexprocIII8(kexprocIII2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2(kexprocIII47(kexprocIV07(kexprocIII41(kexprocIII33(kexprocIII25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22(kexprocIII52(kexprocIV06(kexprocIII26(kexprocIII20(kexprocIV0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9(kexprocIII52(kexprocIV04(kexprocIII29(kexprocIII27(kexproc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20(kexprocIII7(kexprocIV03(kexprocIII49(kexprocIII29(kexprocIII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4(kexprocIII38(kexprocIV03(kexprocIII16(kexprocIII9(DUMM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32(kexprocIII9(kexprocIV02(kexprocIV03(kexprocIV04(kexprocIII2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52(kexprocIII37(kexprocIV02(kexprocIII26(kexprocIII44(kexproc01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49(kexprocIII40(kexprocIV02(kexprocIII54(kexprocIII34(kexprocIII36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DUMMY(kexprocIII32(kexprocIV03(kexprocIII19(kexprocIII23(kexprocIV03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41(kexprocIII19(kexprocIV02(kexprocIV03(kexprocIV04(kexprocIV0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V10(kexprocIII53(kexprocIV02(kexprocIII9(kexprocIII7(kexprocIII2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V09(kexprocIII5(kexprocIV02(kexprocIII24(kexprocIII13(kexprocIII41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54(kexprocIII24(kexprocIV02(kexprocIV07(kexprocIII11(kexprocIV07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DUMMY(DUMMY(kexprocIV02(kexprocIII43(kexprocIII45(DUMMY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30(kexprocIII11(kexprocIV02(kexprocIII34(kexprocIII14(kexprocIII3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40(kexprocIII16(kexprocIV02(kexprocIV03(kexprocIV04(kexprocIV09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46(kexprocIII49(kexprocIV11(kexprocIII27(kexprocIV01(DUMMY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V02(kexprocIII53(kexprocIV08(kexprocIII15(DUMMY(kexprocIV0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44(kexprocIII15(kexprocIV02(kexprocIII4(kexprocIII14(kexprocIV0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38(kexprocIV10(kexprocIV02(kexprocIV04(kexprocIII15(kexprocIII26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32(kexprocIII21(kexprocIV02(kexprocIV03(kexprocIV06(kexprocIII3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(kexprocIII14(kexprocIII33(kexprocIV02(kexprocIV03(kexprocIV04(kexprocIV07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V06(kexprocIII35(kexprocIV02(kexprocIV03(kexprocIV04(kexprocIV08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54(kexprocIII39(kexprocIV02(kexprocIV03(kexprocIV04(kexprocIV08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1(kexprocIII14(kexprocIV02(kexprocIV04(kexprocIII11(kexprocIII15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47(kexprocIII10(kexprocIV02(kexprocIII34(DUMMY(DUMMY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18(kexprocIII5(kexprocIV02(kexprocIV03(kexprocIII31(kexprocIV09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42(kexprocIV11(kexprocIV06(kexprocIII37(kexprocIII14(DUMMY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42(kexprocIII14(kexprocIV02(kexprocIV06(kexprocIII55(DUMMY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42(kexprocIII42(kexprocIV02(kexprocIV03(kexprocIII20(kexprocIII4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V02(kexprocIII15(kexprocIV02(kexprocIV03(kexprocIV04(kexprocIV1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53(DUMMY(kexprocIV02(kexprocIV03(kexprocIV04(kexprocIV09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19(kexprocIII35(kexprocIV02(kexprocIV03(kexprocIV05(kexprocIII53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43(kexprocIII51(kexprocIV02(kexprocIII15(DUMMY(DUMMY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52(kexprocIII21(kexprocIV02(kexprocIV03(kexprocIV08(kexprocIII3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6(DUMMY(kexprocIV02(kexprocIV03(kexprocIII3(kexprocIII21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32(kexprocIII17(kexprocIV02(kexprocIV03(kexprocIII7(kexprocIII49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DUMMY(kexprocIII24(kexprocIV02(kexprocIV03(kexprocIII14(kexprocIII19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50(kexprocIII35(kexprocIV02(kexprocIV03(kexprocIV04(kexprocIII5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V03(kexprocIII6(kexprocIV02(kexprocIV03(kexprocIV06(kexprocIII3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38(kexprocIII25(kexprocIV02(kexprocIV03(kexprocIV05(kexprocIII29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40(kexprocIV07(kexprocIV02(kexprocIII9(DUMMY(DUMMY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V01(kexproc01(kexprocIV02(kexprocIV03(kexprocIII26(kexprocIII37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53(kexprocIII41(kexprocIV02(kexprocIV04(kexprocIII48(DUMMY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38(kexprocIII6(kexprocIV02(kexprocIV03(kexprocIV04(kexprocIII9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35(kexprocIV10(kexprocIV02(kexprocIV03(kexprocIII28(kexprocIV08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37(kexprocIV08(kexprocIV02(kexprocIII5(kexprocIII36(kexprocIII33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52(kexprocIII44(kexprocIV02(kexprocIII4(DUMMY(kexprocIII3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53(kexprocIII35(kexprocIV02(kexprocIV09(kexprocIII2(kexprocIII53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V11(kexprocIII49(kexprocIV02(kexprocIV09(kexprocIII5(kexprocIII36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6(kexprocIII50(kexprocIV02(kexprocIV11(kexprocIV05(kexprocIII8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8(kexprocIII19(kexprocIV02(kexprocIII4(DUMMY(DUMMY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37(kexprocIII18(kexprocIV02(kexprocIII5(kexprocIII44(kexproc01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51(kexprocIII45(kexprocIV02(kexprocIV03(kexprocIV04(kexprocIII2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V05(kexproc01(kexprocIV02(kexprocIV03(kexprocIV11(kexprocIV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28(kexprocIII6(kexprocIV02(kexprocIV03(kexprocIV04(kexprocIV1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4(kexprocIII47(kexprocIV02(kexprocIV03(kexprocIV04(kexprocIV07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36(kexprocIV05(kexprocIV02(kexprocIV03(kexprocIV04(kexprocIV07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40(kexproc03(kexprocIV02(kexprocIV03(kexprocIV04(kexprocIII8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03(DUMMY(kexprocIV02(kexprocIV03(kexprocIV04(kexprocIV1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52(kexprocIV09(kexprocIV02(kexprocIV03(kexprocIV05(kexprocIII20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53(kexprocIII29(kexprocIV02(kexprocIV03(kexprocIV04(kexprocIV06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16(kexprocIII42(kexprocIV02(kexprocIV03(kexprocIV04(kexprocIII37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SRYPR9cmHGCRoRL</text:p>
          </table:table-cell>
          <table:table-cell office:value-type="string" calcext:value-type="string">
            <text:p>(kexprocIII38(kexprocIII44(kexprocIV02(kexprocIV03(kexprocIV04(kexprocIV0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52(kexprocIV03(kexprocIV02(kexprocIV03(kexprocIV04(kexprocIV07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4(kexprocIII8(kexprocIV02(kexprocIV03(kexprocIV04(kexprocIV0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29(kexprocIII21(kexprocIV02(kexprocIV03(kexprocIV04(kexprocIII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(kexprocIII8(kexprocIII30(kexprocIV02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mL%JhpH*ib0</text:p>
          </table:table-cell>
          <table:table-cell office:value-type="string" calcext:value-type="string">
            <text:p>(kexprocIII45(kexprocIII32(kexprocIV02(kexprocIV03(kexprocIV04(kexprocIV06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zvG8^gnj3@ZW@f8t</text:p>
          </table:table-cell>
          <table:table-cell office:value-type="string" calcext:value-type="string">
            <text:p>(kexprocIII48(kexprocIII30(kexprocIV02(kexprocIV03(kexprocIV04(kexprocIV0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40(kexprocIII43(kexprocIV02(kexprocIV03(kexprocIV04(kexprocIV07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7(kexprocIII34(kexprocIV02(kexprocIV03(kexprocIV04(kexprocIV09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44(kexprocIII50(kexprocIV02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25(kexprocIII29(kexprocIV02(kexprocIV03(kexprocIV04(kexprocIV07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03(kexprocIII7(kexprocIV02(kexprocIV03(kexprocIV04(kexprocIV07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18(kexproc03(kexprocIV02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13(kexprocIII44(kexprocIV02(kexprocIV03(kexprocIV04(kexprocIV06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V07(kexprocIII41(kexprocIV02(kexprocIV03(kexprocIV04(kexprocIV06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  <table:database-ranges>
        <table:database-range table:name="__Anonymous_Sheet_DB__0" table:target-range-address="'keyexp_test-MAX-SUCC_CIV30-6'.A1:'keyexp_test-MAX-SUCC_CIV30-6'.D163" table:contains-header="false">
          <table:sort>
            <table:sort-by table:field-number="3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4T09:13:40.100224412</dc:date>
    <meta:editing-duration>PT1H4M15S</meta:editing-duration>
    <meta:editing-cycles>1</meta:editing-cycles>
    <meta:document-statistic meta:table-count="1" meta:cell-count="652" meta:object-count="0"/>
    <meta:generator>LibreOffice/6.3.4.2.0$Linux_X86_64 LibreOffice_project/30$Build-2</meta:generator>
  </office:meta>
</office:document-meta>
</file>